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7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23">
      <style:drawing-page-properties draw:fill="solid" draw:fill-color="#31394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626b73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626b73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9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98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68">
      <text:list-level-style-bullet text:level="1" text:bullet-char="-">
        <style:list-level-properties text:space-before="0.15972in" text:min-label-width="0.34028in"/>
        <style:text-properties fo:color="#666666" fo:font-family="Roboto" fo:font-size="0.18056in"/>
      </text:list-level-style-bullet>
      <text:list-level-style-bullet text:level="2" text:bullet-char="-">
        <style:list-level-properties text:space-before="0.65972in" text:min-label-width="0.34028in"/>
        <style:text-properties fo:color="#666666" fo:font-family="Roboto" fo:font-size="0.18056in"/>
      </text:list-level-style-bullet>
      <text:list-level-style-bullet text:level="3" text:bullet-char="-">
        <style:list-level-properties text:space-before="1.15972in" text:min-label-width="0.34028in"/>
        <style:text-properties fo:color="#666666" fo:font-family="Roboto" fo:font-size="0.18056in"/>
      </text:list-level-style-bullet>
      <text:list-level-style-bullet text:level="4" text:bullet-char="-">
        <style:list-level-properties text:space-before="1.65972in" text:min-label-width="0.34028in"/>
        <style:text-properties fo:color="#666666" fo:font-family="Roboto" fo:font-size="0.18056in"/>
      </text:list-level-style-bullet>
      <text:list-level-style-bullet text:level="5" text:bullet-char="-">
        <style:list-level-properties text:space-before="2.15972in" text:min-label-width="0.34028in"/>
        <style:text-properties fo:color="#666666" fo:font-family="Roboto" fo:font-size="0.18056in"/>
      </text:list-level-style-bullet>
      <text:list-level-style-bullet text:level="6" text:bullet-char="-">
        <style:list-level-properties text:space-before="2.65972in" text:min-label-width="0.34028in"/>
        <style:text-properties fo:color="#666666" fo:font-family="Roboto" fo:font-size="0.18056in"/>
      </text:list-level-style-bullet>
      <text:list-level-style-bullet text:level="7" text:bullet-char="-">
        <style:list-level-properties text:space-before="3.15972in" text:min-label-width="0.34028in"/>
        <style:text-properties fo:color="#666666" fo:font-family="Roboto" fo:font-size="0.18056in"/>
      </text:list-level-style-bullet>
      <text:list-level-style-bullet text:level="8" text:bullet-char="-">
        <style:list-level-properties text:space-before="3.65972in" text:min-label-width="0.34028in"/>
        <style:text-properties fo:color="#666666" fo:font-family="Roboto" fo:font-size="0.18056in"/>
      </text:list-level-style-bullet>
      <text:list-level-style-bullet text:level="9" text:bullet-char="-">
        <style:list-level-properties text:space-before="4.15972in" text:min-label-width="0.34028in"/>
        <style:text-properties fo:color="#666666" fo:font-family="Roboto" fo:font-size="0.18056in"/>
      </text:list-level-style-bullet>
    </text:list-style>
    <text:list-style style:name="a334">
      <text:list-level-style-bullet text:level="1" text:bullet-char="-">
        <style:list-level-properties text:space-before="0.15972in" text:min-label-width="0.34028in"/>
        <style:text-properties fo:color="#666666" fo:font-family="Roboto" fo:font-size="0.18056in"/>
      </text:list-level-style-bullet>
      <text:list-level-style-bullet text:level="2" text:bullet-char="-">
        <style:list-level-properties text:space-before="0.65972in" text:min-label-width="0.34028in"/>
        <style:text-properties fo:color="#666666" fo:font-family="Roboto" fo:font-size="0.18056in"/>
      </text:list-level-style-bullet>
      <text:list-level-style-bullet text:level="3" text:bullet-char="-">
        <style:list-level-properties text:space-before="1.15972in" text:min-label-width="0.34028in"/>
        <style:text-properties fo:color="#666666" fo:font-family="Roboto" fo:font-size="0.18056in"/>
      </text:list-level-style-bullet>
      <text:list-level-style-bullet text:level="4" text:bullet-char="-">
        <style:list-level-properties text:space-before="1.65972in" text:min-label-width="0.34028in"/>
        <style:text-properties fo:color="#666666" fo:font-family="Roboto" fo:font-size="0.18056in"/>
      </text:list-level-style-bullet>
      <text:list-level-style-bullet text:level="5" text:bullet-char="-">
        <style:list-level-properties text:space-before="2.15972in" text:min-label-width="0.34028in"/>
        <style:text-properties fo:color="#666666" fo:font-family="Roboto" fo:font-size="0.18056in"/>
      </text:list-level-style-bullet>
      <text:list-level-style-bullet text:level="6" text:bullet-char="-">
        <style:list-level-properties text:space-before="2.65972in" text:min-label-width="0.34028in"/>
        <style:text-properties fo:color="#666666" fo:font-family="Roboto" fo:font-size="0.18056in"/>
      </text:list-level-style-bullet>
      <text:list-level-style-bullet text:level="7" text:bullet-char="-">
        <style:list-level-properties text:space-before="3.15972in" text:min-label-width="0.34028in"/>
        <style:text-properties fo:color="#666666" fo:font-family="Roboto" fo:font-size="0.18056in"/>
      </text:list-level-style-bullet>
      <text:list-level-style-bullet text:level="8" text:bullet-char="-">
        <style:list-level-properties text:space-before="3.65972in" text:min-label-width="0.34028in"/>
        <style:text-properties fo:color="#666666" fo:font-family="Roboto" fo:font-size="0.18056in"/>
      </text:list-level-style-bullet>
      <text:list-level-style-bullet text:level="9" text:bullet-char="-">
        <style:list-level-properties text:space-before="4.15972in" text:min-label-width="0.34028in"/>
        <style:text-properties fo:color="#666666" fo:font-family="Roboto" fo:font-size="0.18056in"/>
      </text:list-level-style-bullet>
    </text:list-style>
    <text:list-style style:name="a293">
      <text:list-level-style-bullet text:level="1" text:bullet-char="-">
        <style:list-level-properties text:space-before="0.15972in" text:min-label-width="0.34028in"/>
        <style:text-properties fo:color="#666666" fo:font-family="Roboto" fo:font-size="0.18056in"/>
      </text:list-level-style-bullet>
      <text:list-level-style-bullet text:level="2" text:bullet-char="-">
        <style:list-level-properties text:space-before="0.65972in" text:min-label-width="0.34028in"/>
        <style:text-properties fo:color="#666666" fo:font-family="Roboto" fo:font-size="0.18056in"/>
      </text:list-level-style-bullet>
      <text:list-level-style-bullet text:level="3" text:bullet-char="-">
        <style:list-level-properties text:space-before="1.15972in" text:min-label-width="0.34028in"/>
        <style:text-properties fo:color="#666666" fo:font-family="Roboto" fo:font-size="0.18056in"/>
      </text:list-level-style-bullet>
      <text:list-level-style-bullet text:level="4" text:bullet-char="-">
        <style:list-level-properties text:space-before="1.65972in" text:min-label-width="0.34028in"/>
        <style:text-properties fo:color="#666666" fo:font-family="Roboto" fo:font-size="0.18056in"/>
      </text:list-level-style-bullet>
      <text:list-level-style-bullet text:level="5" text:bullet-char="-">
        <style:list-level-properties text:space-before="2.15972in" text:min-label-width="0.34028in"/>
        <style:text-properties fo:color="#666666" fo:font-family="Roboto" fo:font-size="0.18056in"/>
      </text:list-level-style-bullet>
      <text:list-level-style-bullet text:level="6" text:bullet-char="-">
        <style:list-level-properties text:space-before="2.65972in" text:min-label-width="0.34028in"/>
        <style:text-properties fo:color="#666666" fo:font-family="Roboto" fo:font-size="0.18056in"/>
      </text:list-level-style-bullet>
      <text:list-level-style-bullet text:level="7" text:bullet-char="-">
        <style:list-level-properties text:space-before="3.15972in" text:min-label-width="0.34028in"/>
        <style:text-properties fo:color="#666666" fo:font-family="Roboto" fo:font-size="0.18056in"/>
      </text:list-level-style-bullet>
      <text:list-level-style-bullet text:level="8" text:bullet-char="-">
        <style:list-level-properties text:space-before="3.65972in" text:min-label-width="0.34028in"/>
        <style:text-properties fo:color="#666666" fo:font-family="Roboto" fo:font-size="0.18056in"/>
      </text:list-level-style-bullet>
      <text:list-level-style-bullet text:level="9" text:bullet-char="-">
        <style:list-level-properties text:space-before="4.15972in" text:min-label-width="0.34028in"/>
        <style:text-properties fo:color="#666666" fo:font-family="Roboto" fo:font-size="0.18056in"/>
      </text:list-level-style-bullet>
    </text:list-style>
    <text:list-style style:name="a299">
      <text:list-level-style-bullet text:level="1" text:bullet-char="-">
        <style:list-level-properties text:space-before="0.15972in" text:min-label-width="0.34028in"/>
        <style:text-properties fo:color="#666666" fo:font-family="Roboto" fo:font-size="0.18056in"/>
      </text:list-level-style-bullet>
      <text:list-level-style-bullet text:level="2" text:bullet-char="-">
        <style:list-level-properties text:space-before="0.65972in" text:min-label-width="0.34028in"/>
        <style:text-properties fo:color="#666666" fo:font-family="Roboto" fo:font-size="0.18056in"/>
      </text:list-level-style-bullet>
      <text:list-level-style-bullet text:level="3" text:bullet-char="-">
        <style:list-level-properties text:space-before="1.15972in" text:min-label-width="0.34028in"/>
        <style:text-properties fo:color="#666666" fo:font-family="Roboto" fo:font-size="0.18056in"/>
      </text:list-level-style-bullet>
      <text:list-level-style-bullet text:level="4" text:bullet-char="-">
        <style:list-level-properties text:space-before="1.65972in" text:min-label-width="0.34028in"/>
        <style:text-properties fo:color="#666666" fo:font-family="Roboto" fo:font-size="0.18056in"/>
      </text:list-level-style-bullet>
      <text:list-level-style-bullet text:level="5" text:bullet-char="-">
        <style:list-level-properties text:space-before="2.15972in" text:min-label-width="0.34028in"/>
        <style:text-properties fo:color="#666666" fo:font-family="Roboto" fo:font-size="0.18056in"/>
      </text:list-level-style-bullet>
      <text:list-level-style-bullet text:level="6" text:bullet-char="-">
        <style:list-level-properties text:space-before="2.65972in" text:min-label-width="0.34028in"/>
        <style:text-properties fo:color="#666666" fo:font-family="Roboto" fo:font-size="0.18056in"/>
      </text:list-level-style-bullet>
      <text:list-level-style-bullet text:level="7" text:bullet-char="-">
        <style:list-level-properties text:space-before="3.15972in" text:min-label-width="0.34028in"/>
        <style:text-properties fo:color="#666666" fo:font-family="Roboto" fo:font-size="0.18056in"/>
      </text:list-level-style-bullet>
      <text:list-level-style-bullet text:level="8" text:bullet-char="-">
        <style:list-level-properties text:space-before="3.65972in" text:min-label-width="0.34028in"/>
        <style:text-properties fo:color="#666666" fo:font-family="Roboto" fo:font-size="0.18056in"/>
      </text:list-level-style-bullet>
      <text:list-level-style-bullet text:level="9" text:bullet-char="-">
        <style:list-level-properties text:space-before="4.15972in" text:min-label-width="0.34028in"/>
        <style:text-properties fo:color="#666666" fo:font-family="Roboto" fo:font-size="0.18056in"/>
      </text:list-level-style-bullet>
    </text:list-style>
    <text:list-style style:name="a302">
      <text:list-level-style-bullet text:level="1" text:bullet-char="-">
        <style:list-level-properties text:space-before="0.15972in" text:min-label-width="0.34028in"/>
        <style:text-properties fo:color="#666666" fo:font-family="Roboto" fo:font-size="0.18056in"/>
      </text:list-level-style-bullet>
      <text:list-level-style-bullet text:level="2" text:bullet-char="-">
        <style:list-level-properties text:space-before="0.65972in" text:min-label-width="0.34028in"/>
        <style:text-properties fo:color="#666666" fo:font-family="Roboto" fo:font-size="0.18056in"/>
      </text:list-level-style-bullet>
      <text:list-level-style-bullet text:level="3" text:bullet-char="-">
        <style:list-level-properties text:space-before="1.15972in" text:min-label-width="0.34028in"/>
        <style:text-properties fo:color="#666666" fo:font-family="Roboto" fo:font-size="0.18056in"/>
      </text:list-level-style-bullet>
      <text:list-level-style-bullet text:level="4" text:bullet-char="-">
        <style:list-level-properties text:space-before="1.65972in" text:min-label-width="0.34028in"/>
        <style:text-properties fo:color="#666666" fo:font-family="Roboto" fo:font-size="0.18056in"/>
      </text:list-level-style-bullet>
      <text:list-level-style-bullet text:level="5" text:bullet-char="-">
        <style:list-level-properties text:space-before="2.15972in" text:min-label-width="0.34028in"/>
        <style:text-properties fo:color="#666666" fo:font-family="Roboto" fo:font-size="0.18056in"/>
      </text:list-level-style-bullet>
      <text:list-level-style-bullet text:level="6" text:bullet-char="-">
        <style:list-level-properties text:space-before="2.65972in" text:min-label-width="0.34028in"/>
        <style:text-properties fo:color="#666666" fo:font-family="Roboto" fo:font-size="0.18056in"/>
      </text:list-level-style-bullet>
      <text:list-level-style-bullet text:level="7" text:bullet-char="-">
        <style:list-level-properties text:space-before="3.15972in" text:min-label-width="0.34028in"/>
        <style:text-properties fo:color="#666666" fo:font-family="Roboto" fo:font-size="0.18056in"/>
      </text:list-level-style-bullet>
      <text:list-level-style-bullet text:level="8" text:bullet-char="-">
        <style:list-level-properties text:space-before="3.65972in" text:min-label-width="0.34028in"/>
        <style:text-properties fo:color="#666666" fo:font-family="Roboto" fo:font-size="0.18056in"/>
      </text:list-level-style-bullet>
      <text:list-level-style-bullet text:level="9" text:bullet-char="-">
        <style:list-level-properties text:space-before="4.15972in" text:min-label-width="0.34028in"/>
        <style:text-properties fo:color="#666666" fo:font-family="Roboto" fo:font-size="0.18056in"/>
      </text:list-level-style-bullet>
    </text:list-style>
    <text:list-style style:name="a243">
      <text:list-level-style-bullet text:level="1" text:bullet-char="-">
        <style:list-level-properties text:space-before="0.15972in" text:min-label-width="0.34028in"/>
        <style:text-properties fo:color="#666666" fo:font-family="Roboto" fo:font-size="0.18056in"/>
      </text:list-level-style-bullet>
      <text:list-level-style-bullet text:level="2" text:bullet-char="-">
        <style:list-level-properties text:space-before="0.65972in" text:min-label-width="0.34028in"/>
        <style:text-properties fo:color="#666666" fo:font-family="Roboto" fo:font-size="0.18056in"/>
      </text:list-level-style-bullet>
      <text:list-level-style-bullet text:level="3" text:bullet-char="-">
        <style:list-level-properties text:space-before="1.15972in" text:min-label-width="0.34028in"/>
        <style:text-properties fo:color="#666666" fo:font-family="Roboto" fo:font-size="0.18056in"/>
      </text:list-level-style-bullet>
      <text:list-level-style-bullet text:level="4" text:bullet-char="-">
        <style:list-level-properties text:space-before="1.65972in" text:min-label-width="0.34028in"/>
        <style:text-properties fo:color="#666666" fo:font-family="Roboto" fo:font-size="0.18056in"/>
      </text:list-level-style-bullet>
      <text:list-level-style-bullet text:level="5" text:bullet-char="-">
        <style:list-level-properties text:space-before="2.15972in" text:min-label-width="0.34028in"/>
        <style:text-properties fo:color="#666666" fo:font-family="Roboto" fo:font-size="0.18056in"/>
      </text:list-level-style-bullet>
      <text:list-level-style-bullet text:level="6" text:bullet-char="-">
        <style:list-level-properties text:space-before="2.65972in" text:min-label-width="0.34028in"/>
        <style:text-properties fo:color="#666666" fo:font-family="Roboto" fo:font-size="0.18056in"/>
      </text:list-level-style-bullet>
      <text:list-level-style-bullet text:level="7" text:bullet-char="-">
        <style:list-level-properties text:space-before="3.15972in" text:min-label-width="0.34028in"/>
        <style:text-properties fo:color="#666666" fo:font-family="Roboto" fo:font-size="0.18056in"/>
      </text:list-level-style-bullet>
      <text:list-level-style-bullet text:level="8" text:bullet-char="-">
        <style:list-level-properties text:space-before="3.65972in" text:min-label-width="0.34028in"/>
        <style:text-properties fo:color="#666666" fo:font-family="Roboto" fo:font-size="0.18056in"/>
      </text:list-level-style-bullet>
      <text:list-level-style-bullet text:level="9" text:bullet-char="-">
        <style:list-level-properties text:space-before="4.15972in" text:min-label-width="0.34028in"/>
        <style:text-properties fo:color="#666666" fo:font-family="Roboto" fo:font-size="0.18056in"/>
      </text:list-level-style-bullet>
    </text:list-style>
    <text:list-style style:name="a251">
      <text:list-level-style-bullet text:level="1" text:bullet-char="-">
        <style:list-level-properties text:space-before="0.15972in" text:min-label-width="0.34028in"/>
        <style:text-properties fo:color="#666666" fo:font-family="Roboto" fo:font-size="0.18056in"/>
      </text:list-level-style-bullet>
      <text:list-level-style-bullet text:level="2" text:bullet-char="-">
        <style:list-level-properties text:space-before="0.65972in" text:min-label-width="0.34028in"/>
        <style:text-properties fo:color="#666666" fo:font-family="Roboto" fo:font-size="0.18056in"/>
      </text:list-level-style-bullet>
      <text:list-level-style-bullet text:level="3" text:bullet-char="-">
        <style:list-level-properties text:space-before="1.15972in" text:min-label-width="0.34028in"/>
        <style:text-properties fo:color="#666666" fo:font-family="Roboto" fo:font-size="0.18056in"/>
      </text:list-level-style-bullet>
      <text:list-level-style-bullet text:level="4" text:bullet-char="-">
        <style:list-level-properties text:space-before="1.65972in" text:min-label-width="0.34028in"/>
        <style:text-properties fo:color="#666666" fo:font-family="Roboto" fo:font-size="0.18056in"/>
      </text:list-level-style-bullet>
      <text:list-level-style-bullet text:level="5" text:bullet-char="-">
        <style:list-level-properties text:space-before="2.15972in" text:min-label-width="0.34028in"/>
        <style:text-properties fo:color="#666666" fo:font-family="Roboto" fo:font-size="0.18056in"/>
      </text:list-level-style-bullet>
      <text:list-level-style-bullet text:level="6" text:bullet-char="-">
        <style:list-level-properties text:space-before="2.65972in" text:min-label-width="0.34028in"/>
        <style:text-properties fo:color="#666666" fo:font-family="Roboto" fo:font-size="0.18056in"/>
      </text:list-level-style-bullet>
      <text:list-level-style-bullet text:level="7" text:bullet-char="-">
        <style:list-level-properties text:space-before="3.15972in" text:min-label-width="0.34028in"/>
        <style:text-properties fo:color="#666666" fo:font-family="Roboto" fo:font-size="0.18056in"/>
      </text:list-level-style-bullet>
      <text:list-level-style-bullet text:level="8" text:bullet-char="-">
        <style:list-level-properties text:space-before="3.65972in" text:min-label-width="0.34028in"/>
        <style:text-properties fo:color="#666666" fo:font-family="Roboto" fo:font-size="0.18056in"/>
      </text:list-level-style-bullet>
      <text:list-level-style-bullet text:level="9" text:bullet-char="-">
        <style:list-level-properties text:space-before="4.15972in" text:min-label-width="0.34028in"/>
        <style:text-properties fo:color="#666666" fo:font-family="Roboto" fo:font-size="0.18056in"/>
      </text:list-level-style-bullet>
    </text:list-style>
    <text:list-style style:name="a247">
      <text:list-level-style-bullet text:level="1" text:bullet-char="-">
        <style:list-level-properties text:space-before="0.15972in" text:min-label-width="0.34028in"/>
        <style:text-properties fo:color="#666666" fo:font-family="Roboto" fo:font-size="0.18056in"/>
      </text:list-level-style-bullet>
      <text:list-level-style-bullet text:level="2" text:bullet-char="-">
        <style:list-level-properties text:space-before="0.65972in" text:min-label-width="0.34028in"/>
        <style:text-properties fo:color="#666666" fo:font-family="Roboto" fo:font-size="0.18056in"/>
      </text:list-level-style-bullet>
      <text:list-level-style-bullet text:level="3" text:bullet-char="-">
        <style:list-level-properties text:space-before="1.15972in" text:min-label-width="0.34028in"/>
        <style:text-properties fo:color="#666666" fo:font-family="Roboto" fo:font-size="0.18056in"/>
      </text:list-level-style-bullet>
      <text:list-level-style-bullet text:level="4" text:bullet-char="-">
        <style:list-level-properties text:space-before="1.65972in" text:min-label-width="0.34028in"/>
        <style:text-properties fo:color="#666666" fo:font-family="Roboto" fo:font-size="0.18056in"/>
      </text:list-level-style-bullet>
      <text:list-level-style-bullet text:level="5" text:bullet-char="-">
        <style:list-level-properties text:space-before="2.15972in" text:min-label-width="0.34028in"/>
        <style:text-properties fo:color="#666666" fo:font-family="Roboto" fo:font-size="0.18056in"/>
      </text:list-level-style-bullet>
      <text:list-level-style-bullet text:level="6" text:bullet-char="-">
        <style:list-level-properties text:space-before="2.65972in" text:min-label-width="0.34028in"/>
        <style:text-properties fo:color="#666666" fo:font-family="Roboto" fo:font-size="0.18056in"/>
      </text:list-level-style-bullet>
      <text:list-level-style-bullet text:level="7" text:bullet-char="-">
        <style:list-level-properties text:space-before="3.15972in" text:min-label-width="0.34028in"/>
        <style:text-properties fo:color="#666666" fo:font-family="Roboto" fo:font-size="0.18056in"/>
      </text:list-level-style-bullet>
      <text:list-level-style-bullet text:level="8" text:bullet-char="-">
        <style:list-level-properties text:space-before="3.65972in" text:min-label-width="0.34028in"/>
        <style:text-properties fo:color="#666666" fo:font-family="Roboto" fo:font-size="0.18056in"/>
      </text:list-level-style-bullet>
      <text:list-level-style-bullet text:level="9" text:bullet-char="-">
        <style:list-level-properties text:space-before="4.15972in" text:min-label-width="0.34028in"/>
        <style:text-properties fo:color="#666666" fo:font-family="Roboto" fo:font-size="0.18056in"/>
      </text:list-level-style-bullet>
    </text:list-style>
    <text:list-style style:name="a322">
      <text:list-level-style-bullet text:level="1" text:bullet-char="-">
        <style:list-level-properties text:space-before="0.15972in" text:min-label-width="0.34028in"/>
        <style:text-properties fo:color="#666666" fo:font-family="Roboto" fo:font-size="0.18056in"/>
      </text:list-level-style-bullet>
      <text:list-level-style-bullet text:level="2" text:bullet-char="-">
        <style:list-level-properties text:space-before="0.65972in" text:min-label-width="0.34028in"/>
        <style:text-properties fo:color="#666666" fo:font-family="Roboto" fo:font-size="0.18056in"/>
      </text:list-level-style-bullet>
      <text:list-level-style-bullet text:level="3" text:bullet-char="-">
        <style:list-level-properties text:space-before="1.15972in" text:min-label-width="0.34028in"/>
        <style:text-properties fo:color="#666666" fo:font-family="Roboto" fo:font-size="0.18056in"/>
      </text:list-level-style-bullet>
      <text:list-level-style-bullet text:level="4" text:bullet-char="-">
        <style:list-level-properties text:space-before="1.65972in" text:min-label-width="0.34028in"/>
        <style:text-properties fo:color="#666666" fo:font-family="Roboto" fo:font-size="0.18056in"/>
      </text:list-level-style-bullet>
      <text:list-level-style-bullet text:level="5" text:bullet-char="-">
        <style:list-level-properties text:space-before="2.15972in" text:min-label-width="0.34028in"/>
        <style:text-properties fo:color="#666666" fo:font-family="Roboto" fo:font-size="0.18056in"/>
      </text:list-level-style-bullet>
      <text:list-level-style-bullet text:level="6" text:bullet-char="-">
        <style:list-level-properties text:space-before="2.65972in" text:min-label-width="0.34028in"/>
        <style:text-properties fo:color="#666666" fo:font-family="Roboto" fo:font-size="0.18056in"/>
      </text:list-level-style-bullet>
      <text:list-level-style-bullet text:level="7" text:bullet-char="-">
        <style:list-level-properties text:space-before="3.15972in" text:min-label-width="0.34028in"/>
        <style:text-properties fo:color="#666666" fo:font-family="Roboto" fo:font-size="0.18056in"/>
      </text:list-level-style-bullet>
      <text:list-level-style-bullet text:level="8" text:bullet-char="-">
        <style:list-level-properties text:space-before="3.65972in" text:min-label-width="0.34028in"/>
        <style:text-properties fo:color="#666666" fo:font-family="Roboto" fo:font-size="0.18056in"/>
      </text:list-level-style-bullet>
      <text:list-level-style-bullet text:level="9" text:bullet-char="-">
        <style:list-level-properties text:space-before="4.15972in" text:min-label-width="0.34028in"/>
        <style:text-properties fo:color="#666666" fo:font-family="Roboto" fo:font-size="0.18056in"/>
      </text:list-level-style-bullet>
    </text:list-style>
    <text:list-style style:name="a317">
      <text:list-level-style-bullet text:level="1" text:bullet-char="-">
        <style:list-level-properties text:space-before="0.15972in" text:min-label-width="0.34028in"/>
        <style:text-properties fo:color="#666666" fo:font-family="Roboto" fo:font-size="0.18056in"/>
      </text:list-level-style-bullet>
      <text:list-level-style-bullet text:level="2" text:bullet-char="-">
        <style:list-level-properties text:space-before="0.65972in" text:min-label-width="0.34028in"/>
        <style:text-properties fo:color="#666666" fo:font-family="Roboto" fo:font-size="0.18056in"/>
      </text:list-level-style-bullet>
      <text:list-level-style-bullet text:level="3" text:bullet-char="-">
        <style:list-level-properties text:space-before="1.15972in" text:min-label-width="0.34028in"/>
        <style:text-properties fo:color="#666666" fo:font-family="Roboto" fo:font-size="0.18056in"/>
      </text:list-level-style-bullet>
      <text:list-level-style-bullet text:level="4" text:bullet-char="-">
        <style:list-level-properties text:space-before="1.65972in" text:min-label-width="0.34028in"/>
        <style:text-properties fo:color="#666666" fo:font-family="Roboto" fo:font-size="0.18056in"/>
      </text:list-level-style-bullet>
      <text:list-level-style-bullet text:level="5" text:bullet-char="-">
        <style:list-level-properties text:space-before="2.15972in" text:min-label-width="0.34028in"/>
        <style:text-properties fo:color="#666666" fo:font-family="Roboto" fo:font-size="0.18056in"/>
      </text:list-level-style-bullet>
      <text:list-level-style-bullet text:level="6" text:bullet-char="-">
        <style:list-level-properties text:space-before="2.65972in" text:min-label-width="0.34028in"/>
        <style:text-properties fo:color="#666666" fo:font-family="Roboto" fo:font-size="0.18056in"/>
      </text:list-level-style-bullet>
      <text:list-level-style-bullet text:level="7" text:bullet-char="-">
        <style:list-level-properties text:space-before="3.15972in" text:min-label-width="0.34028in"/>
        <style:text-properties fo:color="#666666" fo:font-family="Roboto" fo:font-size="0.18056in"/>
      </text:list-level-style-bullet>
      <text:list-level-style-bullet text:level="8" text:bullet-char="-">
        <style:list-level-properties text:space-before="3.65972in" text:min-label-width="0.34028in"/>
        <style:text-properties fo:color="#666666" fo:font-family="Roboto" fo:font-size="0.18056in"/>
      </text:list-level-style-bullet>
      <text:list-level-style-bullet text:level="9" text:bullet-char="-">
        <style:list-level-properties text:space-before="4.15972in" text:min-label-width="0.34028in"/>
        <style:text-properties fo:color="#666666" fo:font-family="Roboto" fo:font-size="0.18056in"/>
      </text:list-level-style-bullet>
    </text:list-style>
    <text:list-style style:name="a330">
      <text:list-level-style-bullet text:level="1" text:bullet-char="-">
        <style:list-level-properties text:space-before="0.15972in" text:min-label-width="0.34028in"/>
        <style:text-properties fo:color="#666666" fo:font-family="Roboto" fo:font-size="0.18056in"/>
      </text:list-level-style-bullet>
      <text:list-level-style-bullet text:level="2" text:bullet-char="-">
        <style:list-level-properties text:space-before="0.65972in" text:min-label-width="0.34028in"/>
        <style:text-properties fo:color="#666666" fo:font-family="Roboto" fo:font-size="0.18056in"/>
      </text:list-level-style-bullet>
      <text:list-level-style-bullet text:level="3" text:bullet-char="-">
        <style:list-level-properties text:space-before="1.15972in" text:min-label-width="0.34028in"/>
        <style:text-properties fo:color="#666666" fo:font-family="Roboto" fo:font-size="0.18056in"/>
      </text:list-level-style-bullet>
      <text:list-level-style-bullet text:level="4" text:bullet-char="-">
        <style:list-level-properties text:space-before="1.65972in" text:min-label-width="0.34028in"/>
        <style:text-properties fo:color="#666666" fo:font-family="Roboto" fo:font-size="0.18056in"/>
      </text:list-level-style-bullet>
      <text:list-level-style-bullet text:level="5" text:bullet-char="-">
        <style:list-level-properties text:space-before="2.15972in" text:min-label-width="0.34028in"/>
        <style:text-properties fo:color="#666666" fo:font-family="Roboto" fo:font-size="0.18056in"/>
      </text:list-level-style-bullet>
      <text:list-level-style-bullet text:level="6" text:bullet-char="-">
        <style:list-level-properties text:space-before="2.65972in" text:min-label-width="0.34028in"/>
        <style:text-properties fo:color="#666666" fo:font-family="Roboto" fo:font-size="0.18056in"/>
      </text:list-level-style-bullet>
      <text:list-level-style-bullet text:level="7" text:bullet-char="-">
        <style:list-level-properties text:space-before="3.15972in" text:min-label-width="0.34028in"/>
        <style:text-properties fo:color="#666666" fo:font-family="Roboto" fo:font-size="0.18056in"/>
      </text:list-level-style-bullet>
      <text:list-level-style-bullet text:level="8" text:bullet-char="-">
        <style:list-level-properties text:space-before="3.65972in" text:min-label-width="0.34028in"/>
        <style:text-properties fo:color="#666666" fo:font-family="Roboto" fo:font-size="0.18056in"/>
      </text:list-level-style-bullet>
      <text:list-level-style-bullet text:level="9" text:bullet-char="-">
        <style:list-level-properties text:space-before="4.15972in" text:min-label-width="0.34028in"/>
        <style:text-properties fo:color="#666666" fo:font-family="Roboto" fo:font-size="0.18056in"/>
      </text:list-level-style-bullet>
    </text:list-style>
    <text:list-style style:name="a326">
      <text:list-level-style-bullet text:level="1" text:bullet-char="-">
        <style:list-level-properties text:space-before="0.15972in" text:min-label-width="0.34028in"/>
        <style:text-properties fo:color="#666666" fo:font-family="Roboto" fo:font-size="0.18056in"/>
      </text:list-level-style-bullet>
      <text:list-level-style-bullet text:level="2" text:bullet-char="-">
        <style:list-level-properties text:space-before="0.65972in" text:min-label-width="0.34028in"/>
        <style:text-properties fo:color="#666666" fo:font-family="Roboto" fo:font-size="0.18056in"/>
      </text:list-level-style-bullet>
      <text:list-level-style-bullet text:level="3" text:bullet-char="-">
        <style:list-level-properties text:space-before="1.15972in" text:min-label-width="0.34028in"/>
        <style:text-properties fo:color="#666666" fo:font-family="Roboto" fo:font-size="0.18056in"/>
      </text:list-level-style-bullet>
      <text:list-level-style-bullet text:level="4" text:bullet-char="-">
        <style:list-level-properties text:space-before="1.65972in" text:min-label-width="0.34028in"/>
        <style:text-properties fo:color="#666666" fo:font-family="Roboto" fo:font-size="0.18056in"/>
      </text:list-level-style-bullet>
      <text:list-level-style-bullet text:level="5" text:bullet-char="-">
        <style:list-level-properties text:space-before="2.15972in" text:min-label-width="0.34028in"/>
        <style:text-properties fo:color="#666666" fo:font-family="Roboto" fo:font-size="0.18056in"/>
      </text:list-level-style-bullet>
      <text:list-level-style-bullet text:level="6" text:bullet-char="-">
        <style:list-level-properties text:space-before="2.65972in" text:min-label-width="0.34028in"/>
        <style:text-properties fo:color="#666666" fo:font-family="Roboto" fo:font-size="0.18056in"/>
      </text:list-level-style-bullet>
      <text:list-level-style-bullet text:level="7" text:bullet-char="-">
        <style:list-level-properties text:space-before="3.15972in" text:min-label-width="0.34028in"/>
        <style:text-properties fo:color="#666666" fo:font-family="Roboto" fo:font-size="0.18056in"/>
      </text:list-level-style-bullet>
      <text:list-level-style-bullet text:level="8" text:bullet-char="-">
        <style:list-level-properties text:space-before="3.65972in" text:min-label-width="0.34028in"/>
        <style:text-properties fo:color="#666666" fo:font-family="Roboto" fo:font-size="0.18056in"/>
      </text:list-level-style-bullet>
      <text:list-level-style-bullet text:level="9" text:bullet-char="-">
        <style:list-level-properties text:space-before="4.15972in" text:min-label-width="0.34028in"/>
        <style:text-properties fo:color="#666666" fo:font-family="Roboto" fo:font-size="0.18056in"/>
      </text:list-level-style-bullet>
    </text:list-style>
  </office:automatic-styles>
  <office:body>
    <office:presentation>
      <draw:page draw:name="Slide1" draw:style-name="a223" draw:master-page-name="Master1-Layout1-title-TITLE" presentation:presentation-page-layout-name="Master1-PPL1" draw:id="Slide-256">
        <draw:frame draw:id="id45" presentation:style-name="a227" draw:name="Google Shape;64;p13" svg:x="0.34088in" svg:y="0.59025in" svg:width="9.31824in" svg:height="1.40256in" presentation:class="title" presentation:placeholder="false">
          <draw:text-box>
            <text:p text:style-name="a226" text:class-names="" text:cond-style-name=""><text:span text:style-name="a224" text:class-names="">frag.extract.a</text:span><text:span text:style-name="a225" text:class-names=""/></text:p>
          </draw:text-box>
          <svg:title/>
          <svg:desc/>
        </draw:frame>
        <draw:frame draw:id="id46" presentation:style-name="a231" draw:name="Google Shape;65;p13" svg:x="0.34088in" svg:y="2.05442in" svg:width="4.63976in" svg:height="0.80741in" presentation:class="subtitle" presentation:placeholder="false">
          <draw:text-box>
            <text:p text:style-name="a230" text:class-names="" text:cond-style-name=""><text:span text:style-name="a228" text:class-names="">24.07.19</text:span><text:span text:style-name="a229" text:class-names=""/></text:p>
          </draw:text-box>
          <svg:title/>
          <svg:desc/>
        </draw:frame>
        <presentation:notes draw:style-name="a234">
          <draw:page-thumbnail draw:page-number="1" svg:x="0.41699in" svg:y="0.75in" svg:width="6.66675in" svg:height="3.75in" presentation:class="page" draw:id="id47" presentation:style-name="a232" draw:name="Google Shape;61;p:notes">
            <svg:title/>
            <svg:desc/>
          </draw:page-thumbnail>
          <draw:frame draw:id="id48" presentation:style-name="a233" draw:name="Google Shape;62;p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35" draw:master-page-name="Master1-Layout3-tx-TITLE_AND_BODY" presentation:presentation-page-layout-name="Master1-PPL3" draw:id="Slide-257">
        <draw:frame draw:id="id49" presentation:style-name="a239" draw:name="Google Shape;70;p14" svg:x="0.34091in" svg:y="0.54782in" svg:width="4.05348in" svg:height="2.74377in" presentation:class="title" presentation:placeholder="false">
          <draw:text-box>
            <text:p text:style-name="a238" text:class-names="" text:cond-style-name=""><text:span text:style-name="a236" text:class-names="">Status:</text:span><text:span text:style-name="a237" text:class-names=""/></text:p>
          </draw:text-box>
          <svg:title/>
          <svg:desc/>
        </draw:frame>
        <draw:frame draw:id="id50" presentation:style-name="a303" draw:name="Google Shape;71;p14" svg:x="5.07948in" svg:y="0.54782in" svg:width="4.55643in" svg:height="4.48228in" presentation:class="outline" presentation:placeholder="false">
          <draw:text-box>
            <text:list text:style-name="a243">
              <text:list-item>
                <text:p text:style-name="a242" text:class-names="" text:cond-style-name=""><text:span text:style-name="a240" text:class-names="">We got a weak ML-model which we will start to optimize</text:span><text:span text:style-name="a241" text:class-names=""/></text:p>
              </text:list-item>
            </text:list>
            <text:list text:style-name="a247">
              <text:list-item>
                <text:p text:style-name="a246" text:class-names="" text:cond-style-name=""><text:span text:style-name="a244" text:class-names="">The model gets trained in Pyhton (Keras) and will be loaded into the extension via JavaScript (TensorFlowJS)<text:s text:c="1"/></text:span><text:span text:style-name="a245" text:class-names=""/></text:p>
              </text:list-item>
            </text:list>
            <text:list text:style-name="a251">
              <text:list-item>
                <text:p text:style-name="a250" text:class-names="" text:cond-style-name=""><text:span text:style-name="a248" text:class-names="">→ Decision whether to store the model locally or host it on a web<text:s text:c="1"/></text:span><text:span text:style-name="a249" text:class-names="">server</text:span></text:p>
              </text:list-item>
            </text:list>
            <text:list text:style-name="a268">
              <text:list-item>
                <text:p text:style-name="a267" text:class-names="" text:cond-style-name=""><text:span text:style-name="a252" text:class-names="">Extension</text:span><text:span text:style-name="a253" text:class-names=""><text:s text:c="1"/></text:span><text:span text:style-name="a254" text:class-names="">now</text:span><text:span text:style-name="a255" text:class-names=""><text:s text:c="1"/></text:span><text:span text:style-name="a256" text:class-names="">remembers</text:span><text:span text:style-name="a257" text:class-names=""><text:s text:c="1"/></text:span><text:span text:style-name="a258" text:class-names="">input</text:span><text:span text:style-name="a259" text:class-names=""><text:s text:c="1"/></text:span><text:span text:style-name="a260" text:class-names="">when</text:span><text:span text:style-name="a261" text:class-names=""><text:s text:c="1"/></text:span><text:span text:style-name="a262" text:class-names="">closed</text:span><text:span text:style-name="a263" text:class-names=""><text:s text:c="1"/></text:span><text:span text:style-name="a264" text:class-names="">and</text:span><text:span text:style-name="a265" text:class-names=""><text:s text:c="1"/></text:span><text:span text:style-name="a266" text:class-names="">reopened</text:span></text:p>
              </text:list-item>
            </text:list>
            <text:list text:style-name="a293">
              <text:list-item>
                <text:p text:style-name="a292" text:class-names="" text:cond-style-name=""><text:span text:style-name="a269" text:class-names="">User</text:span><text:span text:style-name="a270" text:class-names=""><text:s text:c="1"/></text:span><text:span text:style-name="a271" text:class-names="">is</text:span><text:span text:style-name="a272" text:class-names=""><text:s text:c="1"/></text:span><text:span text:style-name="a273" text:class-names="">forced</text:span><text:span text:style-name="a274" text:class-names=""><text:s text:c="1"/></text:span><text:span text:style-name="a275" text:class-names="">to</text:span><text:span text:style-name="a276" text:class-names=""><text:s text:c="1"/></text:span><text:span text:style-name="a277" text:class-names="">enter</text:span><text:span text:style-name="a278" text:class-names=""><text:s text:c="1"/></text:span><text:span text:style-name="a279" text:class-names="">a</text:span><text:span text:style-name="a280" text:class-names=""><text:s text:c="1"/></text:span><text:span text:style-name="a281" text:class-names="">label</text:span><text:span text:style-name="a282" text:class-names=""><text:s text:c="1"/></text:span><text:span text:style-name="a283" text:class-names="">for</text:span><text:span text:style-name="a284" text:class-names=""><text:s text:c="1"/></text:span><text:span text:style-name="a285" text:class-names="">a</text:span><text:span text:style-name="a286" text:class-names=""><text:s text:c="1"/></text:span><text:span text:style-name="a287" text:class-names="">fragment</text:span><text:span text:style-name="a288" text:class-names=""><text:s text:c="1"/></text:span><text:span text:style-name="a289" text:class-names="">b</text:span><text:span text:style-name="a290" text:class-names="">efore it can be saved to database<text:tab/></text:span><text:span text:style-name="a291" text:class-names=""/></text:p>
              </text:list-item>
            </text:list>
            <text:list text:style-name="a299">
              <text:list-item>
                <text:p text:style-name="a298" text:class-names="" text:cond-style-name=""><text:span text:style-name="a294" text:class-names="">Extension got an overhaul<text:s text:c="1"/></text:span><text:span text:style-name="a295" text:class-names="">visually (</text:span><text:span text:style-name="a296" text:class-names="">wip)</text:span><text:span text:style-name="a297" text:class-names=""/></text:p>
              </text:list-item>
            </text:list>
            <text:list text:style-name="a302">
              <text:list-item>
                <text:p text:style-name="a301" text:class-names="" text:cond-style-name=""><text:span text:style-name="a300" text:class-names=""/></text:p>
              </text:list-item>
            </text:list>
          </draw:text-box>
          <svg:title/>
          <svg:desc/>
        </draw:frame>
        <presentation:notes draw:style-name="a306">
          <draw:page-thumbnail draw:page-number="2" svg:x="0.41667in" svg:y="0.75in" svg:width="6.66667in" svg:height="3.75in" presentation:class="page" draw:id="id51" presentation:style-name="a304" draw:name="Google Shape;67;g5c697b5933_0_55:notes">
            <svg:title/>
            <svg:desc/>
          </draw:page-thumbnail>
          <draw:frame draw:id="id52" presentation:style-name="a305" draw:name="Google Shape;68;g5c697b5933_0_5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307" draw:master-page-name="Master1-Layout3-tx-TITLE_AND_BODY" presentation:presentation-page-layout-name="Master1-PPL3" draw:id="Slide-258">
        <draw:frame draw:id="id53" presentation:style-name="a311" draw:name="Google Shape;76;p15" svg:x="0.34091in" svg:y="0.54782in" svg:width="4.05348in" svg:height="2.74377in" presentation:class="title" presentation:placeholder="false">
          <draw:text-box>
            <text:p text:style-name="a310" text:class-names="" text:cond-style-name=""><text:span text:style-name="a308" text:class-names="">To-Do:</text:span><text:span text:style-name="a309" text:class-names=""/></text:p>
          </draw:text-box>
          <svg:title/>
          <svg:desc/>
        </draw:frame>
        <draw:frame draw:id="id54" presentation:style-name="a335" draw:name="Google Shape;77;p15" svg:x="5.07948in" svg:y="0.54782in" svg:width="4.55643in" svg:height="4.48228in" presentation:class="outline" presentation:placeholder="false">
          <draw:text-box>
            <text:list text:style-name="a317">
              <text:list-item>
                <text:p text:style-name="a316" text:class-names="" text:cond-style-name=""><text:span text:style-name="a312" text:class-names="">Extract fragments attributes</text:span><text:span text:style-name="a313" text:class-names=""><text:s text:c="1"/></text:span><text:span text:style-name="a314" text:class-names="">(description, language etc) from SO page</text:span><text:span text:style-name="a315" text:class-names=""/></text:p>
              </text:list-item>
            </text:list>
            <text:list text:style-name="a322">
              <text:list-item>
                <text:p text:style-name="a321" text:class-names="" text:cond-style-name=""><text:span text:style-name="a318" text:class-names="">put<text:s text:c="1"/></text:span><text:span text:style-name="a319" text:class-names="">all the parts together</text:span><text:span text:style-name="a320" text:class-names=""/></text:p>
              </text:list-item>
            </text:list>
            <text:list text:style-name="a326">
              <text:list-item>
                <text:p text:style-name="a325" text:class-names="" text:cond-style-name=""><text:span text:style-name="a323" text:class-names="">solution for automatic type (Pandas.DatFrame, Pandas.Series, primitive Python types) identifier</text:span><text:span text:style-name="a324" text:class-names=""/></text:p>
              </text:list-item>
            </text:list>
            <text:list text:style-name="a330">
              <text:list-item>
                <text:p text:style-name="a329" text:class-names="" text:cond-style-name=""><text:span text:style-name="a327" text:class-names="">→ Easy way: working with typical variable names/functions like pd.DataFrame()...</text:span><text:span text:style-name="a328" text:class-names=""/></text:p>
              </text:list-item>
            </text:list>
            <text:list text:style-name="a334">
              <text:list-item>
                <text:p text:style-name="a333" text:class-names="" text:cond-style-name=""><text:span text:style-name="a331" text:class-names="">→ Complex way: work in progress</text:span><text:span text:style-name="a332" text:class-names=""/></text:p>
              </text:list-item>
            </text:list>
          </draw:text-box>
          <svg:title/>
          <svg:desc/>
        </draw:frame>
        <presentation:notes draw:style-name="a338">
          <draw:page-thumbnail draw:page-number="3" svg:x="0.41667in" svg:y="0.75in" svg:width="6.66667in" svg:height="3.75in" presentation:class="page" draw:id="id55" presentation:style-name="a336" draw:name="Google Shape;73;g5c697b5933_0_60:notes">
            <svg:title/>
            <svg:desc/>
          </draw:page-thumbnail>
          <draw:frame draw:id="id56" presentation:style-name="a337" draw:name="Google Shape;74;g5c697b5933_0_6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">
      <presentation:placeholder presentation:object="title" svg:x="0.34088in" svg:y="0.59025in" svg:width="9.31824in" svg:height="1.40256in"/>
      <presentation:placeholder presentation:object="subtitle" svg:x="0.34088in" svg:y="2.05442in" svg:width="4.63976in" svg:height="0.80741in"/>
      <presentation:placeholder presentation:object="page-number" svg:x="9.26559in" svg:y="5.09976in" svg:width="0.60007in" svg:height="0.43045in"/>
    </style:presentation-page-layout>
    <style:presentation-page-layout style:name="Master1-PPL2" style:display-name="SECTION_HEADER">
      <presentation:placeholder presentation:object="title" svg:x="0.34088in" svg:y="0.59025in" svg:width="9.31824in" svg:height="1.40256in"/>
      <presentation:placeholder presentation:object="page-number" svg:x="9.26559in" svg:y="5.09976in" svg:width="0.60007in" svg:height="0.43045in"/>
    </style:presentation-page-layout>
    <style:presentation-page-layout style:name="Master1-PPL3" style:display-name="TITLE_AND_BODY">
      <presentation:placeholder presentation:object="title" svg:x="0.34091in" svg:y="0.54782in" svg:width="4.05348in" svg:height="2.74377in"/>
      <presentation:placeholder presentation:object="outline" svg:x="5.07948in" svg:y="0.54782in" svg:width="4.55643in" svg:height="4.48228in"/>
      <presentation:placeholder presentation:object="page-number" svg:x="9.26559in" svg:y="5.09976in" svg:width="0.60007in" svg:height="0.43045in"/>
    </style:presentation-page-layout>
    <style:presentation-page-layout style:name="Master1-PPL4" style:display-name="TITLE_AND_TWO_COLUMNS">
      <presentation:placeholder presentation:object="title" svg:x="0.34091in" svg:y="0.54782in" svg:width="9.31824in" svg:height="0.68209in"/>
      <presentation:placeholder presentation:object="outline" svg:x="0.34088in" svg:y="1.64665in" svg:width="4.37434in" svg:height="3.36417in"/>
      <presentation:placeholder presentation:object="outline" svg:x="5.28478in" svg:y="1.64665in" svg:width="4.37434in" svg:height="3.36417in"/>
      <presentation:placeholder presentation:object="page-number" svg:x="9.26559in" svg:y="5.09976in" svg:width="0.60007in" svg:height="0.43045in"/>
    </style:presentation-page-layout>
    <style:presentation-page-layout style:name="Master1-PPL5" style:display-name="TITLE_ONLY">
      <presentation:placeholder presentation:object="title" svg:x="0.34091in" svg:y="0.54782in" svg:width="9.31824in" svg:height="0.68209in"/>
      <presentation:placeholder presentation:object="page-number" svg:x="9.26559in" svg:y="5.09976in" svg:width="0.60007in" svg:height="0.43045in"/>
    </style:presentation-page-layout>
    <style:presentation-page-layout style:name="Master1-PPL6" style:display-name="ONE_COLUMN_TEXT">
      <presentation:placeholder presentation:object="title" svg:x="0.34091in" svg:y="0.54782in" svg:width="3.42028in" svg:height="2.00033in"/>
      <presentation:placeholder presentation:object="outline" svg:x="0.34088in" svg:y="2.61445in" svg:width="3.42028in" svg:height="2.51312in"/>
      <presentation:placeholder presentation:object="page-number" svg:x="9.26559in" svg:y="5.09976in" svg:width="0.60007in" svg:height="0.43045in"/>
    </style:presentation-page-layout>
    <style:presentation-page-layout style:name="Master1-PPL7" style:display-name="MAIN_POINT">
      <presentation:placeholder presentation:object="title" svg:x="0.34085in" svg:y="0.87336in" svg:width="6.83268in" svg:height="3.87828in"/>
      <presentation:placeholder presentation:object="page-number" svg:x="9.26559in" svg:y="5.09976in" svg:width="0.60007in" svg:height="0.43045in"/>
    </style:presentation-page-layout>
    <style:presentation-page-layout style:name="Master1-PPL8" style:display-name="SECTION_TITLE_AND_DESCRIPTION">
      <presentation:placeholder presentation:object="title" svg:x="0.34044in" svg:y="0.54782in" svg:width="4.05118in" svg:height="2.24147in"/>
      <presentation:placeholder presentation:object="subtitle" svg:x="0.33333in" svg:y="2.87262in" svg:width="4.05118in" svg:height="1.01345in"/>
      <presentation:placeholder presentation:object="outline" svg:x="5.33577in" svg:y="0.54782in" svg:width="4.32415in" svg:height="4.49639in"/>
      <presentation:placeholder presentation:object="page-number" svg:x="9.26559in" svg:y="5.09976in" svg:width="0.60007in" svg:height="0.43045in"/>
    </style:presentation-page-layout>
    <style:presentation-page-layout style:name="Master1-PPL9" style:display-name="CAPTION_ONLY">
      <presentation:placeholder presentation:object="outline" svg:x="0.34088in" svg:y="4.94466in" svg:width="8.72638in" svg:height="0.50361in"/>
      <presentation:placeholder presentation:object="page-number" svg:x="9.26559in" svg:y="5.09976in" svg:width="0.60007in" svg:height="0.43045in"/>
    </style:presentation-page-layout>
    <style:presentation-page-layout style:name="Master1-PPL10" style:display-name="BIG_NUMBER">
      <presentation:placeholder presentation:object="title" svg:x="0.34093in" svg:y="0.90898in" svg:width="5.83432in" svg:height="1.36122in"/>
      <presentation:placeholder presentation:object="outline" svg:x="0.34088in" svg:y="2.32002in" svg:width="5.83432in" svg:height="1.03084in"/>
      <presentation:placeholder presentation:object="page-number" svg:x="9.26559in" svg:y="5.09976in" svg:width="0.60007in" svg:height="0.43045in"/>
    </style:presentation-page-layout>
    <style:presentation-page-layout style:name="Master1-PPL11" style:display-name="BLANK">
      <presentation:placeholder presentation:object="page-number" svg:x="9.26559in" svg:y="5.09976in" svg:width="0.60007in" svg:height="0.43045in"/>
    </style:presentation-page-layout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43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1394d" draw:opacity="10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1394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d9c4b1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">
      <style:drawing-page-properties draw:fill="solid" draw:fill-color="#31394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">
      <style:graphic-properties draw:fill="solid" draw:fill-color="#ffffff" draw:opacity="100%" draw:stroke="none"/>
    </style:style>
    <style:style style:family="text" style:name="a8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626b73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1394d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1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1394d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">
      <style:drawing-page-properties draw:fill="solid" draw:fill-color="#ede3d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7">
      <style:graphic-properties draw:fill="solid" draw:fill-color="#ffffff" draw:opacity="100%" draw:stroke="none"/>
    </style:style>
    <style:style style:family="graphic" style:name="a38">
      <style:graphic-properties draw:fill="solid" draw:fill-color="#ede3da" draw:opacity="100%" draw:stroke="none"/>
    </style:style>
    <style:style style:family="text" style:name="a39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1394d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d9c4b1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4">
      <style:drawing-page-properties draw:fill="solid" draw:fill-color="#31394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1.38889in" style:font-size-asian="1.38889in" style:font-size-complex="1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d9c4b1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1394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6">
      <style:graphic-properties draw:fill="solid" draw:fill-color="#d9c4b1" draw:opacity="100%" draw:stroke="none"/>
    </style:style>
    <style:style style:family="graphic" style:name="a57">
      <style:graphic-properties draw:fill="solid" draw:fill-color="#31394d" draw:opacity="100%" draw:stroke="non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">
      <style:drawing-page-properties draw:fill="solid" draw:fill-color="#ede3d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9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3">
      <text:list-level-style-bullet text:level="1" text:bullet-char="●">
        <style:list-level-properties text:space-before="0.15972in" text:min-label-width="0.34028in"/>
        <style:text-properties fo:color="#666666" fo:font-family="Robo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666666" fo:font-family="Robo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666666" fo:font-family="Robo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666666" fo:font-family="Robo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666666" fo:font-family="Robo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666666" fo:font-family="Robo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666666" fo:font-family="Robo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666666" fo:font-family="Robo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666666" fo:font-family="Roboto" fo:font-size="0.18056in"/>
      </text:list-level-style-bullet>
    </text:list-style>
    <text:list-style style:name="a18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0">
      <text:list-level-style-bullet text:level="1" text:bullet-char="●">
        <style:list-level-properties text:space-before="0.15972in" text:min-label-width="0.34028in"/>
        <style:text-properties fo:color="#d9c4b1" fo:font-family="Robo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d9c4b1" fo:font-family="Robo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d9c4b1" fo:font-family="Robo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d9c4b1" fo:font-family="Robo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d9c4b1" fo:font-family="Robo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d9c4b1" fo:font-family="Robo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d9c4b1" fo:font-family="Robo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d9c4b1" fo:font-family="Robo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d9c4b1" fo:font-family="Roboto" fo:font-size="0.18056in"/>
      </text:list-level-style-bullet>
    </text:list-style>
    <text:list-style style:name="a13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5972in" text:min-label-width="0.34028in"/>
        <style:text-properties fo:color="#666666" fo:font-family="Robo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666666" fo:font-family="Robo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666666" fo:font-family="Robo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666666" fo:font-family="Robo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666666" fo:font-family="Robo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666666" fo:font-family="Robo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666666" fo:font-family="Robo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666666" fo:font-family="Robo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666666" fo:font-family="Roboto" fo:font-size="0.18056in"/>
      </text:list-level-style-bullet>
    </text:list-style>
    <text:list-style style:name="a84">
      <text:list-level-style-bullet text:level="1" text:bullet-char="●">
        <style:list-level-properties text:space-before="0.15972in" text:min-label-width="0.34028in"/>
        <style:text-properties fo:color="#666666" fo:font-family="Robo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666666" fo:font-family="Robo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666666" fo:font-family="Robo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666666" fo:font-family="Robo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666666" fo:font-family="Robo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666666" fo:font-family="Robo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666666" fo:font-family="Robo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666666" fo:font-family="Robo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666666" fo:font-family="Roboto" fo:font-size="0.18056in"/>
      </text:list-level-style-bullet>
    </text:list-style>
    <text:list-style style:name="a126">
      <text:list-level-style-bullet text:level="1" text:bullet-char="●">
        <style:list-level-properties text:space-before="0.15972in" text:min-label-width="0.34028in"/>
        <style:text-properties fo:color="#d9c4b1" fo:font-family="Robo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d9c4b1" fo:font-family="Robo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d9c4b1" fo:font-family="Robo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d9c4b1" fo:font-family="Robo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d9c4b1" fo:font-family="Robo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d9c4b1" fo:font-family="Robo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d9c4b1" fo:font-family="Robo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d9c4b1" fo:font-family="Robo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d9c4b1" fo:font-family="Roboto" fo:font-size="0.18056in"/>
      </text:list-level-style-bullet>
    </text:list-style>
    <text:list-style style:name="a164">
      <text:list-level-style-bullet text:level="1" text:bullet-char="●">
        <style:list-level-properties text:space-before="0.15972in" text:min-label-width="0.34028in"/>
        <style:text-properties fo:color="#666666" fo:font-family="Robo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666666" fo:font-family="Robo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666666" fo:font-family="Robo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666666" fo:font-family="Robo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666666" fo:font-family="Robo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666666" fo:font-family="Robo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666666" fo:font-family="Robo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666666" fo:font-family="Robo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666666" fo:font-family="Roboto" fo:font-size="0.18056in"/>
      </text:list-level-style-bullet>
    </text:list-style>
    <text:list-style style:name="a4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8">
      <text:list-level-style-bullet text:level="1" text:bullet-char="●">
        <style:list-level-properties text:space-before="0.15972in" text:min-label-width="0.34028in"/>
        <style:text-properties fo:color="#666666" fo:font-family="Robo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666666" fo:font-family="Robo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666666" fo:font-family="Robo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666666" fo:font-family="Robo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666666" fo:font-family="Robo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666666" fo:font-family="Robo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666666" fo:font-family="Robo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666666" fo:font-family="Robo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666666" fo:font-family="Roboto" fo:font-size="0.18056in"/>
      </text:list-level-style-bullet>
    </text:list-style>
    <text:list-style style:name="a3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2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master-styles>
    <draw:layer-set>
      <draw:layer draw:name="Master1-bg" draw:protected="true"/>
    </draw:layer-set>
    <style:master-page style:name="Master1-Paradigm" style:page-layout-name="pageLayout1" draw:style-name="a0">
      <draw:frame draw:id="id0" presentation:style-name="a3" draw:name="Google Shape;6;p1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1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1" draw:name="Google Shape;8;p1" svg:x="9.26559in" svg:y="5.09976in" svg:width="0.60007in" svg:height="0.43045in" presentation:class="page-number" presentation:placeholder="false">
        <draw:text-box>
          <text:p text:style-name="a10" text:class-names="" text:cond-style-name=""><text:span text:style-name="a8" text:class-names=""><text:page-number style:num-format="1" text:fixed="false">‹#›</text:page-number></text:span><text:span text:style-name="a9" text:class-names=""/></text:p>
        </draw:text-box>
        <svg:title/>
        <svg:desc/>
      </draw:frame>
      <presentation:notes style:page-layout-name="pageLayout2" draw:style-name="a17">
        <draw:page-thumbnail svg:x="0.41699in" svg:y="0.75in" svg:width="6.66675in" svg:height="3.75in" presentation:class="page" draw:id="id3" presentation:style-name="a12" draw:name="Google Shape;3;n">
          <svg:title/>
          <svg:desc/>
        </draw:page-thumbnail>
        <draw:frame draw:id="id4" presentation:style-name="a16" draw:name="Google Shape;4;n" svg:x="0.75in" svg:y="4.75in" svg:width="6in" svg:height="4.5in" presentation:class="notes" presentation:placeholder="false">
          <draw:text-box>
            <text:list text:style-name="a15">
              <text:list-item>
                <text:p text:style-name="a14" text:class-names="" text:cond-style-name=""><text:span text:style-name="a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18">
      <draw:custom-shape svg:x="-0.00014in" svg:y="0in" svg:width="10.00027in" svg:height="4.80982in" draw:id="id5" draw:style-name="a19" draw:name="Google Shape;10;p2">
        <svg:title/>
        <svg:desc/>
        <draw:enhanced-geometry xmlns:dr3d="urn:oasis:names:tc:opendocument:xmlns:dr3d:1.0" draw:type="non-primitive" svg:viewBox="0 0 365770 175924" draw:enhanced-path="M 0 0 L 365770 0 365760 70914 0 175924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5770"/>
          <draw:equation draw:name="f7" draw:formula="?f4 / 17592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6" presentation:style-name="a22" draw:name="Google Shape;11;p2" svg:x="0.34088in" svg:y="0.59025in" svg:width="9.31824in" svg:height="1.40256in" presentation:class="titl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7" presentation:style-name="a25" draw:name="Google Shape;12;p2" svg:x="0.34088in" svg:y="2.05442in" svg:width="4.63976in" svg:height="0.80741in" presentation:class="subtitle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8" presentation:style-name="a29" draw:name="Google Shape;13;p2" svg:x="9.26559in" svg:y="5.09976in" svg:width="0.60007in" svg:height="0.43045in" presentation:class="page-number" presentation:placeholder="false">
        <draw:text-box>
          <text:p text:style-name="a28" text:class-names="" text:cond-style-name=""><text:span text:style-name="a26" text:class-names=""><text:page-number style:num-format="1" text:fixed="false">‹#›</text:page-number></text:span><text:span text:style-name="a27" text:class-names=""/></text:p>
        </draw:text-box>
        <svg:title/>
        <svg:desc/>
      </draw:frame>
      <presentation:notes style:page-layout-name="pageLayout2" draw:style-name="a35">
        <draw:page-thumbnail svg:x="0.41699in" svg:y="0.75in" svg:width="6.66675in" svg:height="3.75in" presentation:class="page" draw:id="id3" presentation:style-name="a30" draw:name="Google Shape;3;n">
          <svg:title/>
          <svg:desc/>
        </draw:page-thumbnail>
        <draw:frame draw:id="id4" presentation:style-name="a34" draw:name="Google Shape;4;n" svg:x="0.75in" svg:y="4.75in" svg:width="6in" svg:height="4.5in" presentation:class="notes" presentation:placeholder="false">
          <draw:text-box>
            <text:list text:style-name="a33">
              <text:list-item>
                <text:p text:style-name="a32" text:class-names="" text:cond-style-name=""><text:span text:style-name="a3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_HEADER" style:page-layout-name="pageLayout1" draw:style-name="a36">
      <draw:custom-shape svg:x="0in" svg:y="0.0526in" svg:width="10.00027in" svg:height="4.80982in" draw:id="id9" draw:style-name="a37" draw:name="Google Shape;15;p3">
        <svg:title/>
        <svg:desc/>
        <draw:enhanced-geometry xmlns:dr3d="urn:oasis:names:tc:opendocument:xmlns:dr3d:1.0" draw:type="non-primitive" svg:viewBox="0 0 365770 175924" draw:enhanced-path="M 0 0 L 365770 0 365760 70914 0 175924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5770"/>
          <draw:equation draw:name="f7" draw:formula="?f4 / 17592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0.00027in" svg:height="4.80982in" draw:id="id10" draw:style-name="a38" draw:name="Google Shape;16;p3">
        <svg:title/>
        <svg:desc/>
        <draw:enhanced-geometry xmlns:dr3d="urn:oasis:names:tc:opendocument:xmlns:dr3d:1.0" draw:type="non-primitive" svg:viewBox="0 0 365770 175924" draw:enhanced-path="M 0 0 L 365770 0 365760 70914 0 175924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5770"/>
          <draw:equation draw:name="f7" draw:formula="?f4 / 17592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1" presentation:style-name="a41" draw:name="Google Shape;17;p3" svg:x="0.34088in" svg:y="0.59025in" svg:width="9.31824in" svg:height="1.40256in" presentation:class="title" presentation:placeholder="false">
        <draw:text-box>
          <text:p text:style-name="a40" text:class-names="" text:cond-style-name=""><text:span text:style-name="a39" text:class-names=""/></text:p>
        </draw:text-box>
        <svg:title/>
        <svg:desc/>
      </draw:frame>
      <draw:frame draw:id="id12" presentation:style-name="a45" draw:name="Google Shape;18;p3" svg:x="9.26559in" svg:y="5.09976in" svg:width="0.60007in" svg:height="0.43045in" presentation:class="page-number" presentation:placeholder="false">
        <draw:text-box>
          <text:p text:style-name="a44" text:class-names="" text:cond-style-name=""><text:span text:style-name="a42" text:class-names=""><text:page-number style:num-format="1" text:fixed="false">‹#›</text:page-number></text:span><text:span text:style-name="a43" text:class-names=""/></text:p>
        </draw:text-box>
        <svg:title/>
        <svg:desc/>
      </draw:frame>
      <presentation:notes style:page-layout-name="pageLayout2" draw:style-name="a51">
        <draw:page-thumbnail svg:x="0.41699in" svg:y="0.75in" svg:width="6.66675in" svg:height="3.75in" presentation:class="page" draw:id="id3" presentation:style-name="a46" draw:name="Google Shape;3;n">
          <svg:title/>
          <svg:desc/>
        </draw:page-thumbnail>
        <draw:frame draw:id="id4" presentation:style-name="a50" draw:name="Google Shape;4;n" svg:x="0.75in" svg:y="4.75in" svg:width="6in" svg:height="4.5in" presentation:class="notes" presentation:placeholder="false">
          <draw:text-box>
            <text:list text:style-name="a49">
              <text:list-item>
                <text:p text:style-name="a48" text:class-names="" text:cond-style-name=""><text:span text:style-name="a4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52">
      <draw:custom-shape svg:x="0in" svg:y="0in" svg:width="4.71785in" svg:height="5.625in" draw:id="id13" draw:style-name="a55" draw:name="Google Shape;20;p4">
        <svg:title/>
        <svg:desc/>
        <text:p text:style-name="a54" text:class-names="" text:cond-style-name=""><text:span text:style-name="a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04826in" svg:width="4.71744in" svg:height="4.81122in" draw:id="id14" draw:style-name="a56" draw:name="Google Shape;21;p4">
        <svg:title/>
        <svg:desc/>
        <draw:enhanced-geometry xmlns:dr3d="urn:oasis:names:tc:opendocument:xmlns:dr3d:1.0" draw:type="non-primitive" svg:viewBox="0 0 172545 175975" draw:enhanced-path="M 0 157 L 172419 0 172545 126541 0 175975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2545"/>
          <draw:equation draw:name="f7" draw:formula="?f4 / 1759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-0.00014in" svg:y="0in" svg:width="4.72102in" svg:height="4.80709in" draw:id="id15" draw:style-name="a57" draw:name="Google Shape;22;p4">
        <svg:title/>
        <svg:desc/>
        <draw:enhanced-geometry xmlns:dr3d="urn:oasis:names:tc:opendocument:xmlns:dr3d:1.0" draw:type="non-primitive" svg:viewBox="0 0 172676 175824" draw:enhanced-path="M 0 6 L 172676 0 172562 126442 0 175824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2676"/>
          <draw:equation draw:name="f7" draw:formula="?f4 / 17582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6" presentation:style-name="a60" draw:name="Google Shape;23;p4" svg:x="0.34091in" svg:y="0.54782in" svg:width="4.05348in" svg:height="2.74377in" presentation:class="titl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7" presentation:style-name="a64" draw:name="Google Shape;24;p4" svg:x="5.07948in" svg:y="0.54782in" svg:width="4.55643in" svg:height="4.48228in" presentation:class="outline" presentation:placeholder="false">
        <draw:text-box>
          <text:list text:style-name="a63">
            <text:list-item>
              <text:p text:style-name="a62" text:class-names="" text:cond-style-name=""><text:span text:style-name="a61" text:class-names=""/></text:p>
            </text:list-item>
          </text:list>
        </draw:text-box>
        <svg:title/>
        <svg:desc/>
      </draw:frame>
      <draw:frame draw:id="id18" presentation:style-name="a68" draw:name="Google Shape;25;p4" svg:x="9.26559in" svg:y="5.09976in" svg:width="0.60007in" svg:height="0.43045in" presentation:class="page-number" presentation:placeholder="false">
        <draw:text-box>
          <text:p text:style-name="a67" text:class-names="" text:cond-style-name=""><text:span text:style-name="a65" text:class-names=""><text:page-number style:num-format="1" text:fixed="false">‹#›</text:page-number></text:span><text:span text:style-name="a66" text:class-names=""/></text:p>
        </draw:text-box>
        <svg:title/>
        <svg:desc/>
      </draw:frame>
      <presentation:notes style:page-layout-name="pageLayout2" draw:style-name="a74">
        <draw:page-thumbnail svg:x="0.41699in" svg:y="0.75in" svg:width="6.66675in" svg:height="3.75in" presentation:class="page" draw:id="id3" presentation:style-name="a69" draw:name="Google Shape;3;n">
          <svg:title/>
          <svg:desc/>
        </draw:page-thumbnail>
        <draw:frame draw:id="id4" presentation:style-name="a73" draw:name="Google Shape;4;n" svg:x="0.75in" svg:y="4.75in" svg:width="6in" svg:height="4.5in" presentation:class="notes" presentation:placeholder="false">
          <draw:text-box>
            <text:list text:style-name="a72">
              <text:list-item>
                <text:p text:style-name="a71" text:class-names="" text:cond-style-name=""><text:span text:style-name="a7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woColTx-TITLE_AND_TWO_COLUMNS" style:page-layout-name="pageLayout1" draw:style-name="a75">
      <draw:custom-shape svg:x="0in" svg:y="0in" svg:width="10in" svg:height="1.39665in" draw:id="id19" draw:style-name="a78" draw:name="Google Shape;27;p5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" presentation:style-name="a81" draw:name="Google Shape;28;p5" svg:x="0.34091in" svg:y="0.54782in" svg:width="9.31824in" svg:height="0.68209in" presentation:class="title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21" presentation:style-name="a85" draw:name="Google Shape;29;p5" svg:x="0.34088in" svg:y="1.64665in" svg:width="4.37434in" svg:height="3.36417in" presentation:class="outline" presentation:placeholder="false">
        <draw:text-box>
          <text:list text:style-name="a84">
            <text:list-item>
              <text:p text:style-name="a83" text:class-names="" text:cond-style-name=""><text:span text:style-name="a82" text:class-names=""/></text:p>
            </text:list-item>
          </text:list>
        </draw:text-box>
        <svg:title/>
        <svg:desc/>
      </draw:frame>
      <draw:frame draw:id="id22" presentation:style-name="a89" draw:name="Google Shape;30;p5" svg:x="5.28478in" svg:y="1.64665in" svg:width="4.37434in" svg:height="3.36417in" presentation:class="outline" presentation:placeholder="false">
        <draw:text-box>
          <text:list text:style-name="a88">
            <text:list-item>
              <text:p text:style-name="a87" text:class-names="" text:cond-style-name=""><text:span text:style-name="a86" text:class-names=""/></text:p>
            </text:list-item>
          </text:list>
        </draw:text-box>
        <svg:title/>
        <svg:desc/>
      </draw:frame>
      <draw:frame draw:id="id23" presentation:style-name="a93" draw:name="Google Shape;31;p5" svg:x="9.26559in" svg:y="5.09976in" svg:width="0.60007in" svg:height="0.43045in" presentation:class="page-number" presentation:placeholder="false">
        <draw:text-box>
          <text:p text:style-name="a92" text:class-names="" text:cond-style-name=""><text:span text:style-name="a90" text:class-names=""><text:page-number style:num-format="1" text:fixed="false">‹#›</text:page-number></text:span><text:span text:style-name="a91" text:class-names=""/></text:p>
        </draw:text-box>
        <svg:title/>
        <svg:desc/>
      </draw:frame>
      <presentation:notes style:page-layout-name="pageLayout2" draw:style-name="a99">
        <draw:page-thumbnail svg:x="0.41699in" svg:y="0.75in" svg:width="6.66675in" svg:height="3.75in" presentation:class="page" draw:id="id3" presentation:style-name="a94" draw:name="Google Shape;3;n">
          <svg:title/>
          <svg:desc/>
        </draw:page-thumbnail>
        <draw:frame draw:id="id4" presentation:style-name="a98" draw:name="Google Shape;4;n" svg:x="0.75in" svg:y="4.75in" svg:width="6in" svg:height="4.5in" presentation:class="notes" presentation:placeholder="false">
          <draw:text-box>
            <text:list text:style-name="a97">
              <text:list-item>
                <text:p text:style-name="a96" text:class-names="" text:cond-style-name=""><text:span text:style-name="a9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itleOnly-TITLE_ONLY" style:page-layout-name="pageLayout1" draw:style-name="a100">
      <draw:custom-shape svg:x="0in" svg:y="0in" svg:width="10in" svg:height="1.39665in" draw:id="id24" draw:style-name="a103" draw:name="Google Shape;33;p6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06" draw:name="Google Shape;34;p6" svg:x="0.34091in" svg:y="0.54782in" svg:width="9.31824in" svg:height="0.68209in" presentation:class="titl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6" presentation:style-name="a110" draw:name="Google Shape;35;p6" svg:x="9.26559in" svg:y="5.09976in" svg:width="0.60007in" svg:height="0.43045in" presentation:class="page-number" presentation:placeholder="false">
        <draw:text-box>
          <text:p text:style-name="a109" text:class-names="" text:cond-style-name=""><text:span text:style-name="a107" text:class-names=""><text:page-number style:num-format="1" text:fixed="false">‹#›</text:page-number></text:span><text:span text:style-name="a108" text:class-names=""/></text:p>
        </draw:text-box>
        <svg:title/>
        <svg:desc/>
      </draw:frame>
      <presentation:notes style:page-layout-name="pageLayout2" draw:style-name="a116">
        <draw:page-thumbnail svg:x="0.41699in" svg:y="0.75in" svg:width="6.66675in" svg:height="3.75in" presentation:class="page" draw:id="id3" presentation:style-name="a111" draw:name="Google Shape;3;n">
          <svg:title/>
          <svg:desc/>
        </draw:page-thumbnail>
        <draw:frame draw:id="id4" presentation:style-name="a115" draw:name="Google Shape;4;n" svg:x="0.75in" svg:y="4.75in" svg:width="6in" svg:height="4.5in" presentation:class="notes" presentation:placeholder="false">
          <draw:text-box>
            <text:list text:style-name="a114">
              <text:list-item>
                <text:p text:style-name="a113" text:class-names="" text:cond-style-name=""><text:span text:style-name="a11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ONE_COLUMN_TEXT" style:page-layout-name="pageLayout1" draw:style-name="a117">
      <draw:custom-shape svg:x="0in" svg:y="0in" svg:width="4.1168in" svg:height="5.625in" draw:id="id27" draw:style-name="a120" draw:name="Google Shape;37;p7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23" draw:name="Google Shape;38;p7" svg:x="0.34091in" svg:y="0.54782in" svg:width="3.42028in" svg:height="2.00033in" presentation:class="title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9" presentation:style-name="a127" draw:name="Google Shape;39;p7" svg:x="0.34088in" svg:y="2.61445in" svg:width="3.42028in" svg:height="2.51312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/></text:p>
            </text:list-item>
          </text:list>
        </draw:text-box>
        <svg:title/>
        <svg:desc/>
      </draw:frame>
      <draw:frame draw:id="id30" presentation:style-name="a131" draw:name="Google Shape;40;p7" svg:x="9.26559in" svg:y="5.09976in" svg:width="0.60007in" svg:height="0.43045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>‹#›</text:page-number></text:span><text:span text:style-name="a129" text:class-names=""/></text:p>
        </draw:text-box>
        <svg:title/>
        <svg:desc/>
      </draw:frame>
      <presentation:notes style:page-layout-name="pageLayout2" draw:style-name="a137">
        <draw:page-thumbnail svg:x="0.41699in" svg:y="0.75in" svg:width="6.66675in" svg:height="3.75in" presentation:class="page" draw:id="id3" presentation:style-name="a132" draw:name="Google Shape;3;n">
          <svg:title/>
          <svg:desc/>
        </draw:page-thumbnail>
        <draw:frame draw:id="id4" presentation:style-name="a136" draw:name="Google Shape;4;n" svg:x="0.75in" svg:y="4.75in" svg:width="6in" svg:height="4.5in" presentation:class="notes" presentation:placeholder="false">
          <draw:text-box>
            <text:list text:style-name="a135">
              <text:list-item>
                <text:p text:style-name="a134" text:class-names="" text:cond-style-name=""><text:span text:style-name="a13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MAIN_POINT" style:page-layout-name="pageLayout1" draw:style-name="a138">
      <draw:frame draw:id="id31" presentation:style-name="a141" draw:name="Google Shape;42;p8" svg:x="0.34085in" svg:y="0.87336in" svg:width="6.83268in" svg:height="3.87828in" presentation:class="title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32" presentation:style-name="a145" draw:name="Google Shape;43;p8" svg:x="9.26559in" svg:y="5.09976in" svg:width="0.60007in" svg:height="0.43045in" presentation:class="page-number" presentation:placeholder="false">
        <draw:text-box>
          <text:p text:style-name="a144" text:class-names="" text:cond-style-name=""><text:span text:style-name="a142" text:class-names=""><text:page-number style:num-format="1" text:fixed="false">‹#›</text:page-number></text:span><text:span text:style-name="a143" text:class-names=""/></text:p>
        </draw:text-box>
        <svg:title/>
        <svg:desc/>
      </draw:frame>
      <presentation:notes style:page-layout-name="pageLayout2" draw:style-name="a151">
        <draw:page-thumbnail svg:x="0.41699in" svg:y="0.75in" svg:width="6.66675in" svg:height="3.75in" presentation:class="page" draw:id="id3" presentation:style-name="a146" draw:name="Google Shape;3;n">
          <svg:title/>
          <svg:desc/>
        </draw:page-thumbnail>
        <draw:frame draw:id="id4" presentation:style-name="a150" draw:name="Google Shape;4;n" svg:x="0.75in" svg:y="4.75in" svg:width="6in" svg:height="4.5in" presentation:class="notes" presentation:placeholder="false">
          <draw:text-box>
            <text:list text:style-name="a149">
              <text:list-item>
                <text:p text:style-name="a148" text:class-names="" text:cond-style-name=""><text:span text:style-name="a14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SECTION_TITLE_AND_DESCRIPTION" style:page-layout-name="pageLayout1" draw:style-name="a152">
      <draw:custom-shape svg:x="0in" svg:y="0in" svg:width="5in" svg:height="5.625in" draw:id="id33" draw:style-name="a155" draw:name="Google Shape;45;p9">
        <svg:title/>
        <svg:desc/>
        <text:p text:style-name="a154" text:class-names="" text:cond-style-name=""><text:span text:style-name="a1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58" draw:name="Google Shape;46;p9" svg:x="0.34044in" svg:y="0.54782in" svg:width="4.05118in" svg:height="2.24147in" presentation:class="titl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5" presentation:style-name="a161" draw:name="Google Shape;47;p9" svg:x="0.33333in" svg:y="2.87262in" svg:width="4.05118in" svg:height="1.01345in" presentation:class="subtitle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6" presentation:style-name="a165" draw:name="Google Shape;48;p9" svg:x="5.33577in" svg:y="0.54782in" svg:width="4.32415in" svg:height="4.49639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/></text:p>
            </text:list-item>
          </text:list>
        </draw:text-box>
        <svg:title/>
        <svg:desc/>
      </draw:frame>
      <draw:frame draw:id="id37" presentation:style-name="a169" draw:name="Google Shape;49;p9" svg:x="9.26559in" svg:y="5.09976in" svg:width="0.60007in" svg:height="0.43045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>‹#›</text:page-number></text:span><text:span text:style-name="a167" text:class-names=""/></text:p>
        </draw:text-box>
        <svg:title/>
        <svg:desc/>
      </draw:frame>
      <presentation:notes style:page-layout-name="pageLayout2" draw:style-name="a175">
        <draw:page-thumbnail svg:x="0.41699in" svg:y="0.75in" svg:width="6.66675in" svg:height="3.75in" presentation:class="page" draw:id="id3" presentation:style-name="a170" draw:name="Google Shape;3;n">
          <svg:title/>
          <svg:desc/>
        </draw:page-thumbnail>
        <draw:frame draw:id="id4" presentation:style-name="a174" draw:name="Google Shape;4;n" svg:x="0.75in" svg:y="4.75in" svg:width="6in" svg:height="4.5in" presentation:class="notes" presentation:placeholder="false">
          <draw:text-box>
            <text:list text:style-name="a173">
              <text:list-item>
                <text:p text:style-name="a172" text:class-names="" text:cond-style-name=""><text:span text:style-name="a17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CAPTION_ONLY" style:page-layout-name="pageLayout1" draw:style-name="a176">
      <draw:custom-shape svg:x="0in" svg:y="4.778in" svg:width="10in" svg:height="0.84678in" draw:id="id38" draw:style-name="a179" draw:name="Google Shape;51;p10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83" draw:name="Google Shape;52;p10" svg:x="0.34088in" svg:y="4.94466in" svg:width="8.72638in" svg:height="0.50361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/></text:p>
            </text:list-item>
          </text:list>
        </draw:text-box>
        <svg:title/>
        <svg:desc/>
      </draw:frame>
      <draw:frame draw:id="id40" presentation:style-name="a187" draw:name="Google Shape;53;p10" svg:x="9.26559in" svg:y="5.09976in" svg:width="0.60007in" svg:height="0.43045in" presentation:class="page-number" presentation:placeholder="false">
        <draw:text-box>
          <text:p text:style-name="a186" text:class-names="" text:cond-style-name=""><text:span text:style-name="a184" text:class-names=""><text:page-number style:num-format="1" text:fixed="false">‹#›</text:page-number></text:span><text:span text:style-name="a185" text:class-names=""/></text:p>
        </draw:text-box>
        <svg:title/>
        <svg:desc/>
      </draw:frame>
      <presentation:notes style:page-layout-name="pageLayout2" draw:style-name="a193">
        <draw:page-thumbnail svg:x="0.41699in" svg:y="0.75in" svg:width="6.66675in" svg:height="3.75in" presentation:class="page" draw:id="id3" presentation:style-name="a188" draw:name="Google Shape;3;n">
          <svg:title/>
          <svg:desc/>
        </draw:page-thumbnail>
        <draw:frame draw:id="id4" presentation:style-name="a192" draw:name="Google Shape;4;n" svg:x="0.75in" svg:y="4.75in" svg:width="6in" svg:height="4.5in" presentation:class="notes" presentation:placeholder="false">
          <draw:text-box>
            <text:list text:style-name="a191">
              <text:list-item>
                <text:p text:style-name="a190" text:class-names="" text:cond-style-name=""><text:span text:style-name="a18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BIG_NUMBER" style:page-layout-name="pageLayout1" draw:style-name="a194">
      <draw:frame draw:id="id41" presentation:style-name="a197" draw:name="Google Shape;55;p11" svg:x="0.34093in" svg:y="0.90898in" svg:width="5.83432in" svg:height="1.36122in" presentation:class="title" presentation:placeholder="false">
        <draw:text-box>
          <text:p text:style-name="a196" text:class-names="" text:cond-style-name=""><text:span text:style-name="a195" text:class-names="">xx%</text:span></text:p>
        </draw:text-box>
        <svg:title/>
        <svg:desc/>
      </draw:frame>
      <draw:frame draw:id="id42" presentation:style-name="a201" draw:name="Google Shape;56;p11" svg:x="0.34088in" svg:y="2.32002in" svg:width="5.83432in" svg:height="1.03084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/></text:p>
            </text:list-item>
          </text:list>
        </draw:text-box>
        <svg:title/>
        <svg:desc/>
      </draw:frame>
      <draw:frame draw:id="id43" presentation:style-name="a205" draw:name="Google Shape;57;p11" svg:x="9.26559in" svg:y="5.09976in" svg:width="0.60007in" svg:height="0.43045in" presentation:class="page-number" presentation:placeholder="false">
        <draw:text-box>
          <text:p text:style-name="a204" text:class-names="" text:cond-style-name=""><text:span text:style-name="a202" text:class-names=""><text:page-number style:num-format="1" text:fixed="false">‹#›</text:page-number></text:span><text:span text:style-name="a203" text:class-names=""/></text:p>
        </draw:text-box>
        <svg:title/>
        <svg:desc/>
      </draw:frame>
      <presentation:notes style:page-layout-name="pageLayout2" draw:style-name="a211">
        <draw:page-thumbnail svg:x="0.41699in" svg:y="0.75in" svg:width="6.66675in" svg:height="3.75in" presentation:class="page" draw:id="id3" presentation:style-name="a206" draw:name="Google Shape;3;n">
          <svg:title/>
          <svg:desc/>
        </draw:page-thumbnail>
        <draw:frame draw:id="id4" presentation:style-name="a210" draw:name="Google Shape;4;n" svg:x="0.75in" svg:y="4.75in" svg:width="6in" svg:height="4.5in" presentation:class="notes" presentation:placeholder="false">
          <draw:text-box>
            <text:list text:style-name="a209">
              <text:list-item>
                <text:p text:style-name="a208" text:class-names="" text:cond-style-name=""><text:span text:style-name="a20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blank-BLANK" style:page-layout-name="pageLayout1" draw:style-name="a212">
      <draw:frame draw:id="id44" presentation:style-name="a216" draw:name="Google Shape;59;p12" svg:x="9.26559in" svg:y="5.09976in" svg:width="0.60007in" svg:height="0.43045in" presentation:class="page-number" presentation:placeholder="false">
        <draw:text-box>
          <text:p text:style-name="a215" text:class-names="" text:cond-style-name=""><text:span text:style-name="a213" text:class-names=""><text:page-number style:num-format="1" text:fixed="false">‹#›</text:page-number></text:span><text:span text:style-name="a214" text:class-names=""/></text:p>
        </draw:text-box>
        <svg:title/>
        <svg:desc/>
      </draw:frame>
      <presentation:notes style:page-layout-name="pageLayout2" draw:style-name="a222">
        <draw:page-thumbnail svg:x="0.41699in" svg:y="0.75in" svg:width="6.66675in" svg:height="3.75in" presentation:class="page" draw:id="id3" presentation:style-name="a217" draw:name="Google Shape;3;n">
          <svg:title/>
          <svg:desc/>
        </draw:page-thumbnail>
        <draw:frame draw:id="id4" presentation:style-name="a221" draw:name="Google Shape;4;n" svg:x="0.75in" svg:y="4.75in" svg:width="6in" svg:height="4.5in" presentation:class="notes" presentation:placeholder="false">
          <draw:text-box>
            <text:list text:style-name="a220">
              <text:list-item>
                <text:p text:style-name="a219" text:class-names="" text:cond-style-name=""><text:span text:style-name="a218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rag.extract.a</dc:title>
    <dc:creator>Tobias Neuschaefer</dc:creator>
    <dc:date>2019-06-24T14:28:33Z</dc:date>
    <meta:editing-cycles>2</meta:editing-cycles>
    <meta:editing-duration>PT0S</meta:editing-duration>
    <meta:document-statistic meta:paragraph-count="15" meta:word-count="141"/>
  </office:meta>
</office:document-meta>
</file>